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color="#8c8c8c" style:font-name="JetBrains Mono" fo:font-size="9.80000019073486pt" fo:font-style="italic" fo:background-color="#ffffff"/>
    </style:style>
    <style:style style:name="P2" style:family="paragraph" style:parent-style-name="Preformatted_20_Text">
      <style:text-properties fo:color="#080808" style:font-name="JetBrains Mono" fo:font-size="9.80000019073486pt" fo:background-color="#ffffff"/>
    </style:style>
    <style:style style:name="P3" style:family="paragraph" style:parent-style-name="Preformatted_20_Text">
      <style:text-properties fo:color="#080808" fo:background-color="#ffffff"/>
    </style:style>
    <style:style style:name="P4" style:family="paragraph" style:parent-style-name="Preformatted_20_Text">
      <style:text-properties fo:color="#067d17" style:font-name="JetBrains Mono" fo:font-size="9.80000019073486pt" fo:background-color="#ffffff"/>
    </style:style>
    <style:style style:name="P5" style:family="paragraph" style:parent-style-name="Preformatted_20_Text">
      <style:text-properties fo:color="#067d17" fo:background-color="#ffffff"/>
    </style:style>
    <style:style style:name="P6" style:family="paragraph" style:parent-style-name="Preformatted_20_Text">
      <style:paragraph-properties fo:margin-top="0in" fo:margin-bottom="0.1965in"/>
      <style:text-properties fo:color="#080808" style:font-name="JetBrains Mono" fo:font-size="9.80000019073486pt" fo:background-color="#ffffff"/>
    </style:style>
    <style:style style:name="P7" style:family="paragraph" style:parent-style-name="Preformatted_20_Text">
      <style:paragraph-properties fo:margin-top="0in" fo:margin-bottom="0.1965in"/>
      <style:text-properties fo:color="#080808" fo:background-color="#ffffff"/>
    </style:style>
    <style:style style:name="P8" style:family="paragraph" style:parent-style-name="Preformatted_20_Text">
      <style:paragraph-properties fo:margin-top="0in" fo:margin-bottom="0.1965in"/>
      <style:text-properties fo:color="#067d17" fo:background-color="#ffffff"/>
    </style:style>
    <style:style style:name="P9" style:family="paragraph" style:parent-style-name="Preformatted_20_Text">
      <style:paragraph-properties fo:margin-top="0in" fo:margin-bottom="0.1965in"/>
      <style:text-properties fo:color="#067d17" style:font-name="JetBrains Mono" fo:font-size="9.80000019073486pt" fo:background-color="#ffffff"/>
    </style:style>
    <style:style style:name="T1" style:family="text">
      <style:text-properties fo:color="#000080"/>
    </style:style>
    <style:style style:name="T2" style:family="text">
      <style:text-properties fo:color="#000080" style:font-name="JetBrains Mono" fo:font-size="9.80000019073486pt"/>
    </style:style>
    <style:style style:name="T3" style:family="text">
      <style:text-properties fo:color="#067d17"/>
    </style:style>
    <style:style style:name="T4" style:family="text">
      <style:text-properties fo:color="#067d17" style:font-name="JetBrains Mono" fo:font-size="9.80000019073486pt"/>
    </style:style>
    <style:style style:name="T5" style:family="text">
      <style:text-properties fo:color="#0033b3"/>
    </style:style>
    <style:style style:name="T6" style:family="text">
      <style:text-properties fo:color="#0033b3" style:font-name="JetBrains Mono" fo:font-size="9.80000019073486pt"/>
    </style:style>
    <style:style style:name="T7" style:family="text">
      <style:text-properties fo:color="#00627a"/>
    </style:style>
    <style:style style:name="T8" style:family="text">
      <style:text-properties fo:color="#000000"/>
    </style:style>
    <style:style style:name="T9" style:family="text">
      <style:text-properties fo:color="#000000" style:font-name="JetBrains Mono" fo:font-size="9.80000019073486pt"/>
    </style:style>
    <style:style style:name="T10" style:family="text">
      <style:text-properties style:font-name="JetBrains Mono" fo:font-size="9.80000019073486pt"/>
    </style:style>
    <style:style style:name="T11" style:family="text">
      <style:text-properties fo:color="#1750eb"/>
    </style:style>
    <style:style style:name="T12" style:family="text">
      <style:text-properties fo:color="#1750eb" style:font-name="JetBrains Mono" fo:font-size="9.80000019073486pt"/>
    </style:style>
    <style:style style:name="T13" style:family="text">
      <style:text-properties fo:color="#0037a6"/>
    </style:style>
    <style:style style:name="T14" style:family="text">
      <style:text-properties fo:color="#0037a6" style:font-name="JetBrains Mono" fo:font-size="9.80000019073486pt"/>
    </style:style>
    <style:style style:name="T15" style:family="text">
      <style:text-properties fo:color="#8c8c8c" fo:font-style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QUESTION 1:-</text:p>
      <text:p text:style-name="Standard"/>
      <text:p text:style-name="Standard">Do the following in a single program using built-in functions Take a list of numbers as input and print the largest and smallest numbers in the list. Take a string as input and print the length of the string. Take a list of names as input and print the list in alphabetical order. Take a list of numbers as input and print the total sum of the elements in the list. Takes a string as input and print the string in uppercase. </text:p>
      <text:p text:style-name="Standard"/>
      <text:p text:style-name="Standard"/>
      <text:p text:style-name="P1"># 1. Largest and smallest numbers in a list</text:p>
      <text:p text:style-name="P2">numbers = <text:span text:style-name="T1">list</text:span>(<text:span text:style-name="T1">map</text:span>(<text:span text:style-name="T1">int</text:span>, <text:span text:style-name="T1">input</text:span>(<text:span text:style-name="T3">"Enter a list of numbers separated by spaces: "</text:span>).split()))</text:p>
      <text:p text:style-name="P2"><text:span text:style-name="T1">print</text:span>(<text:span text:style-name="T3">"Largest number:"</text:span>, <text:span text:style-name="T1">max</text:span>(numbers))</text:p>
      <text:p text:style-name="P2"><text:span text:style-name="T1">print</text:span>(<text:span text:style-name="T3">"Smallest number:"</text:span>, <text:span text:style-name="T1">min</text:span>(numbers))</text:p>
      <text:p text:style-name="P2"/>
      <text:p text:style-name="P1"># 2. Length of a string</text:p>
      <text:p text:style-name="P2">string_input = <text:span text:style-name="T1">input</text:span>(<text:span text:style-name="T3">"Enter a string: "</text:span>)</text:p>
      <text:p text:style-name="P2"><text:span text:style-name="T1">print</text:span>(<text:span text:style-name="T3">"Length of the string:"</text:span>, <text:span text:style-name="T1">len</text:span>(string_input))</text:p>
      <text:p text:style-name="P2"/>
      <text:p text:style-name="P1"># 3. Alphabetical order of a list of names</text:p>
      <text:p text:style-name="P2">names = <text:span text:style-name="T1">input</text:span>(<text:span text:style-name="T3">"Enter a list of names separated by spaces: "</text:span>).split()</text:p>
      <text:p text:style-name="P2">names.sort()</text:p>
      <text:p text:style-name="P2"><text:span text:style-name="T1">print</text:span>(<text:span text:style-name="T3">"Names in alphabetical order:"</text:span>, names)</text:p>
      <text:p text:style-name="P2"/>
      <text:p text:style-name="P1"># 4. Sum of a list of numbers</text:p>
      <text:p text:style-name="P2">numbers2 = <text:span text:style-name="T1">list</text:span>(<text:span text:style-name="T1">map</text:span>(<text:span text:style-name="T1">int</text:span>, <text:span text:style-name="T1">input</text:span>(<text:span text:style-name="T3">"Enter another list of numbers separated by spaces: "</text:span>).split()))</text:p>
      <text:p text:style-name="P2"><text:span text:style-name="T1">print</text:span>(<text:span text:style-name="T3">"Sum of the numbers:"</text:span>, <text:span text:style-name="T1">sum</text:span>(numbers2))</text:p>
      <text:p text:style-name="P2"/>
      <text:p text:style-name="P1"># 5. String in uppercase</text:p>
      <text:p text:style-name="P2">string2 = <text:span text:style-name="T1">input</text:span>(<text:span text:style-name="T3">"Enter another string: "</text:span>)</text:p>
      <text:p text:style-name="P6"><text:span text:style-name="T1">print</text:span>(<text:span text:style-name="T3">"Uppercase string:"</text:span>, string2.upper())</text:p>
      <text:p text:style-name="Standard"/>
      <text:p text:style-name="Standard">OUTPUT:-</text:p>
      <text:p text:style-name="Standard"/>
      <text:p text:style-name="Standard">Enter a list of numbers separated by spaces: 1 2 5 6</text:p>
      <text:p text:style-name="Standard">Largest number: 6</text:p>
      <text:p text:style-name="Standard">Smallest number: 1</text:p>
      <text:p text:style-name="Standard"/>
      <text:p text:style-name="Standard">Enter a string: yashwanth</text:p>
      <text:p text:style-name="Standard">Length of the string: 9</text:p>
      <text:p text:style-name="Standard"/>
      <text:p text:style-name="Standard">Enter a list of names separated by spaces: yash pandu cherry</text:p>
      <text:p text:style-name="Standard">Names in alphabetical order: ['cherry', 'pandu', 'yash']</text:p>
      <text:p text:style-name="Standard"/>
      <text:p text:style-name="Standard">Enter another list of numbers separated by spaces: 1 3 5 7 8 </text:p>
      <text:p text:style-name="Standard">Sum of the numbers: 24</text:p>
      <text:p text:style-name="Standard"/>
      <text:p text:style-name="Standard">Enter another string: reddy</text:p>
      <text:p text:style-name="Standard">Uppercase string: REDDY</text:p>
      <text:p text:style-name="Standard"/>
      <text:p text:style-name="Standard"/>
      <text:p text:style-name="Standard"/>
      <text:p text:style-name="Standard"><text:soft-page-break/></text:p>
      <text:p text:style-name="Standard">QUESTION 2:-</text:p>
      <text:p text:style-name="Standard"/>
      <text:p text:style-name="Standard">Write a user-defined function factorial(n) that takes a positive integer n as an argument and returns its factorial. Use the function in a program and print the factorial of a given number. </text:p>
      <text:p text:style-name="Standard"/>
      <text:p text:style-name="Standard"/>
      <text:p text:style-name="Standard"/>
      <text:p text:style-name="P2"><text:span text:style-name="T5">def </text:span><text:span text:style-name="T7">factorial</text:span>(<text:span text:style-name="T8">n</text:span>):</text:p>
      <text:p text:style-name="P3"><text:s text:c="4"/><text:span text:style-name="T9">result </text:span><text:span text:style-name="T10">= </text:span><text:span text:style-name="T12">1</text:span></text:p>
      <text:p text:style-name="P3"><text:span text:style-name="T11"><text:s text:c="4"/></text:span><text:span text:style-name="T6">for </text:span><text:span text:style-name="T9">i </text:span><text:span text:style-name="T6">in </text:span><text:span text:style-name="T2">range</text:span><text:span text:style-name="T10">(</text:span><text:span text:style-name="T12">1</text:span><text:span text:style-name="T10">, </text:span><text:span text:style-name="T9">n </text:span><text:span text:style-name="T10">+ </text:span><text:span text:style-name="T12">1</text:span><text:span text:style-name="T10">):</text:span></text:p>
      <text:p text:style-name="P3"><text:s text:c="8"/><text:span text:style-name="T9">result </text:span><text:span text:style-name="T10">*= </text:span><text:span text:style-name="T9">i</text:span></text:p>
      <text:p text:style-name="P3"><text:span text:style-name="T8"><text:s text:c="4"/></text:span><text:span text:style-name="T6">return </text:span><text:span text:style-name="T9">result</text:span></text:p>
      <text:p text:style-name="P1">#driver</text:p>
      <text:p text:style-name="P2">num = <text:span text:style-name="T1">int</text:span>(<text:span text:style-name="T1">input</text:span>(<text:span text:style-name="T3">"Enter a positive integer: "</text:span>))</text:p>
      <text:p text:style-name="P6"><text:span text:style-name="T1">print</text:span>(<text:span text:style-name="T3">f"The factorial of </text:span><text:span text:style-name="T13">{</text:span>num<text:span text:style-name="T13">}</text:span><text:span text:style-name="T3"> is </text:span><text:span text:style-name="T13">{</text:span>factorial(num)<text:span text:style-name="T13">}</text:span><text:span text:style-name="T3">."</text:span>)</text:p>
      <text:p text:style-name="Standard"/>
      <text:p text:style-name="Standard">OUTPUT:-</text:p>
      <text:p text:style-name="Standard"/>
      <text:p text:style-name="Standard">Enter a positive integer: 5</text:p>
      <text:p text:style-name="Standard">The factorial of 5 is 120.</text:p>
      <text:p text:style-name="Standard"/>
      <text:p text:style-name="Standard"/>
      <text:p text:style-name="Standard">QUESTION 3:-</text:p>
      <text:p text:style-name="Standard"/>
      <text:p text:style-name="Standard"/>
      <text:p text:style-name="Standard">Write a user-defined function "find_largest(a, b, c)" that takes three numbers as arguments and returns the largest of the three. Use the function in a program to find and print the largest of three given numbers. </text:p>
      <text:p text:style-name="Standard"/>
      <text:p text:style-name="Standard"/>
      <text:p text:style-name="P2"><text:span text:style-name="T5">def </text:span><text:span text:style-name="T7">find_largest</text:span>(<text:span text:style-name="T8">a</text:span>, <text:span text:style-name="T8">b</text:span>, <text:span text:style-name="T8">c</text:span>):</text:p>
      <text:p text:style-name="P3"><text:s text:c="4"/><text:span text:style-name="T6">if </text:span><text:span text:style-name="T9">a </text:span><text:span text:style-name="T10">&gt;= </text:span><text:span text:style-name="T9">b </text:span><text:span text:style-name="T6">and </text:span><text:span text:style-name="T9">a </text:span><text:span text:style-name="T10">&gt;= </text:span><text:span text:style-name="T9">c</text:span><text:span text:style-name="T10">:</text:span></text:p>
      <text:p text:style-name="P3"><text:s text:c="8"/><text:span text:style-name="T6">return </text:span><text:span text:style-name="T9">a</text:span></text:p>
      <text:p text:style-name="P3"><text:span text:style-name="T8"><text:s text:c="4"/></text:span><text:span text:style-name="T6">elif </text:span><text:span text:style-name="T9">b </text:span><text:span text:style-name="T10">&gt;= </text:span><text:span text:style-name="T9">a </text:span><text:span text:style-name="T6">and </text:span><text:span text:style-name="T9">b </text:span><text:span text:style-name="T10">&gt;= </text:span><text:span text:style-name="T9">c</text:span><text:span text:style-name="T10">:</text:span></text:p>
      <text:p text:style-name="P3"><text:s text:c="8"/><text:span text:style-name="T6">return </text:span><text:span text:style-name="T9">b</text:span></text:p>
      <text:p text:style-name="P3"><text:span text:style-name="T8"><text:s text:c="4"/></text:span><text:span text:style-name="T6">else</text:span><text:span text:style-name="T10">:</text:span></text:p>
      <text:p text:style-name="P3"><text:s text:c="8"/><text:span text:style-name="T6">return </text:span><text:span text:style-name="T9">c</text:span></text:p>
      <text:p text:style-name="P1">#driver</text:p>
      <text:p text:style-name="P2">num1 = <text:span text:style-name="T1">float</text:span>(<text:span text:style-name="T1">input</text:span>(<text:span text:style-name="T3">"Enter the first number: "</text:span>))</text:p>
      <text:p text:style-name="P2">num2 = <text:span text:style-name="T1">float</text:span>(<text:span text:style-name="T1">input</text:span>(<text:span text:style-name="T3">"Enter the second number: "</text:span>))</text:p>
      <text:p text:style-name="P2">num3 = <text:span text:style-name="T1">float</text:span>(<text:span text:style-name="T1">input</text:span>(<text:span text:style-name="T3">"Enter the third number: "</text:span>))</text:p>
      <text:p text:style-name="P2">largest = find_largest(num1, num2, num3)</text:p>
      <text:p text:style-name="P6"><text:span text:style-name="T1">print</text:span>(<text:span text:style-name="T3">f"The largest number is </text:span><text:span text:style-name="T13">{</text:span>largest<text:span text:style-name="T13">}</text:span><text:span text:style-name="T3">."</text:span>)</text:p>
      <text:p text:style-name="P6">OUTPUT:-</text:p>
      <text:p text:style-name="P6">Enter the first number: 6</text:p>
      <text:p text:style-name="P6">Enter the second number: 7</text:p>
      <text:p text:style-name="P6">Enter the third number: 5</text:p>
      <text:p text:style-name="P6"><text:soft-page-break/>The largest number is 7.0.</text:p>
      <text:p text:style-name="P6"/>
      <text:p text:style-name="P6">QUESTION 4:-</text:p>
      <text:p text:style-name="P6">Write a user-defined function greet(name) that takes a name as an argument and prints a greeting message like "Hello, [name]!" Use the function to greet the user with their name. </text:p>
      <text:p text:style-name="P6"/>
      <text:p text:style-name="P6"><text:span text:style-name="T5">def </text:span><text:span text:style-name="T7">greet</text:span>(<text:span text:style-name="T8">name</text:span>):</text:p>
      <text:p text:style-name="P3"><text:span text:style-name="T2"><text:s text:c="6"/>print</text:span><text:span text:style-name="T10">(</text:span><text:span text:style-name="T4">f"Hello, </text:span><text:span text:style-name="T14">{</text:span><text:span text:style-name="T9">name</text:span><text:span text:style-name="T14">}</text:span><text:span text:style-name="T4">!"</text:span><text:span text:style-name="T10">)</text:span></text:p>
      <text:p text:style-name="P2"><text:s text:c="6"/>user_name = <text:span text:style-name="T1">input</text:span>(<text:span text:style-name="T3">"Enter your name: "</text:span>)</text:p>
      <text:p text:style-name="P6">greet(user_name)</text:p>
      <text:p text:style-name="P6">OUTPUT:-</text:p>
      <text:p text:style-name="P6">Enter your name: yashwanth</text:p>
      <text:p text:style-name="P6">Hello, yashwanth!</text:p>
      <text:p text:style-name="Standard"/>
      <text:p text:style-name="Standard"/>
      <text:p text:style-name="Standard">QUESTION 5:-</text:p>
      <text:p text:style-name="Standard"/>
      <text:p text:style-name="Standard">Combining Built-in and User-Defined Functions: Find the Average of a List: Write a user-defined function average(numbers) that takes a list of numbers as an argument and returns the average of the numbers. Call the function with a list of numbers and print the average. </text:p>
      <text:p text:style-name="Standard"/>
      <text:p text:style-name="Standard"/>
      <text:p text:style-name="P2"><text:span text:style-name="T5">def </text:span><text:span text:style-name="T7">average</text:span>(<text:span text:style-name="T8">numbers</text:span>):</text:p>
      <text:p text:style-name="P3"><text:s text:c="4"/><text:span text:style-name="T6">return </text:span><text:span text:style-name="T2">sum</text:span><text:span text:style-name="T10">(</text:span><text:span text:style-name="T9">numbers</text:span><text:span text:style-name="T10">) / </text:span><text:span text:style-name="T2">len</text:span><text:span text:style-name="T10">(</text:span><text:span text:style-name="T9">numbers</text:span><text:span text:style-name="T10">)</text:span></text:p>
      <text:p text:style-name="P1">#driver</text:p>
      <text:p text:style-name="P2">numbers_list = <text:span text:style-name="T1">list</text:span>(<text:span text:style-name="T1">map</text:span>(<text:span text:style-name="T1">float</text:span>, <text:span text:style-name="T1">input</text:span>(<text:span text:style-name="T3">"Enter numbers separated by spaces: "</text:span>).split()))</text:p>
      <text:p text:style-name="P2">avg = average(numbers_list)</text:p>
      <text:p text:style-name="P6"><text:span text:style-name="T1">print</text:span>(<text:span text:style-name="T3">f"The average of the numbers is: </text:span><text:span text:style-name="T13">{</text:span>avg<text:span text:style-name="T13">}</text:span><text:span text:style-name="T3">"</text:span>)</text:p>
      <text:p text:style-name="P6"/>
      <text:p text:style-name="P6">OUTPUT:-</text:p>
      <text:p text:style-name="P6">Enter numbers separated by spaces: 3 5 7</text:p>
      <text:p text:style-name="P6">The average of the numbers is: 5.0</text:p>
      <text:p text:style-name="P6"/>
      <text:p text:style-name="P6"/>
      <text:p text:style-name="P6"/>
      <text:p text:style-name="Standard"><text:soft-page-break/>QUESTION 6:-</text:p>
      <text:p text:style-name="Standard"/>
      <text:p text:style-name="Standard">Check Palindrome: Write a user-defined function is_palindrome(s) that takes a string as an argument and returns True if the string is a palindrome (reads the same forward and backward), and False otherwise. Test the function with different strings and print the results. </text:p>
      <text:p text:style-name="Standard"/>
      <text:p text:style-name="Standard"/>
      <text:p text:style-name="P1"># Define the function to check palindrome</text:p>
      <text:p text:style-name="P2"><text:span text:style-name="T5">def </text:span><text:span text:style-name="T7">is_palindrome</text:span>(<text:span text:style-name="T8">s</text:span>):</text:p>
      <text:p text:style-name="P3"><text:s text:c="4"/><text:span text:style-name="T9">s </text:span><text:span text:style-name="T10">= </text:span><text:span text:style-name="T9">s</text:span><text:span text:style-name="T10">.lower().replace(</text:span><text:span text:style-name="T4">" "</text:span><text:span text:style-name="T10">, </text:span><text:span text:style-name="T4">""</text:span><text:span text:style-name="T10">)</text:span></text:p>
      <text:p text:style-name="P3"><text:s text:c="4"/><text:span text:style-name="T6">return </text:span><text:span text:style-name="T9">s </text:span><text:span text:style-name="T10">== </text:span><text:span text:style-name="T9">s</text:span><text:span text:style-name="T10">[::-</text:span><text:span text:style-name="T12">1</text:span><text:span text:style-name="T10">]</text:span></text:p>
      <text:p text:style-name="P1">#driver</text:p>
      <text:p text:style-name="P1"># Test the function with different strings</text:p>
      <text:p text:style-name="P2">test_strings = [<text:span text:style-name="T3">"level"</text:span>, <text:span text:style-name="T3">"Hello"</text:span>, <text:span text:style-name="T3">"Racecar"</text:span>, <text:span text:style-name="T3">"A man a plan a canal Panama"</text:span>]</text:p>
      <text:p text:style-name="P2"><text:span text:style-name="T5">for </text:span>string <text:span text:style-name="T5">in </text:span>test_strings:</text:p>
      <text:p text:style-name="P3"><text:s text:c="4"/><text:span text:style-name="T6">if </text:span><text:span text:style-name="T10">is_palindrome(string):</text:span></text:p>
      <text:p text:style-name="P3"><text:s text:c="8"/><text:span text:style-name="T2">print</text:span><text:span text:style-name="T10">(</text:span><text:span text:style-name="T4">f'"</text:span><text:span text:style-name="T14">{</text:span><text:span text:style-name="T10">string</text:span><text:span text:style-name="T14">}</text:span><text:span text:style-name="T4">" is a palindrome.'</text:span><text:span text:style-name="T10">)</text:span></text:p>
      <text:p text:style-name="P3"><text:s text:c="4"/><text:span text:style-name="T6">else</text:span><text:span text:style-name="T10">:</text:span></text:p>
      <text:p text:style-name="P7"><text:s text:c="8"/><text:span text:style-name="T2">print</text:span><text:span text:style-name="T10">(</text:span><text:span text:style-name="T4">f'"</text:span><text:span text:style-name="T14">{</text:span><text:span text:style-name="T10">string</text:span><text:span text:style-name="T14">}</text:span><text:span text:style-name="T4">" is not a palindrome.'</text:span><text:span text:style-name="T10">)</text:span></text:p>
      <text:p text:style-name="Standard"/>
      <text:p text:style-name="Standard">OUTPUT:-</text:p>
      <text:p text:style-name="Standard"/>
      <text:p text:style-name="Standard">"level" is a palindrome.</text:p>
      <text:p text:style-name="Standard">"Hello" is not a palindrome.</text:p>
      <text:p text:style-name="Standard">"Racecar" is a palindrome.</text:p>
      <text:p text:style-name="Standard">"A man a plan a canal Panama" is a palindrome.</text:p>
      <text:p text:style-name="Standard"/>
      <text:p text:style-name="Standard"/>
      <text:p text:style-name="Standard"/>
      <text:p text:style-name="Standard"/>
      <text:p text:style-name="Standard">QUESTION 7:-</text:p>
      <text:p text:style-name="Standard"/>
      <text:p text:style-name="Standard">Use the Math Module: Write a program that imports the math module and uses it to: Find the square root of a number. Calculate the sine of an angle . Find the greatest common divisor (GCD) of two numbers . </text:p>
      <text:p text:style-name="Standard"/>
      <text:p text:style-name="P2"><text:span text:style-name="T5">import </text:span>math</text:p>
      <text:p text:style-name="P1"># 1. Find the square root of a number</text:p>
      <text:p text:style-name="P2">num = <text:span text:style-name="T1">float</text:span>(<text:span text:style-name="T1">input</text:span>(<text:span text:style-name="T3">"Enter a number to find its square root: "</text:span>))</text:p>
      <text:p text:style-name="P2">sqrt_num = math.sqrt(num)</text:p>
      <text:p text:style-name="P2"><text:span text:style-name="T1">print</text:span>(<text:span text:style-name="T3">f"The square root of </text:span><text:span text:style-name="T13">{</text:span>num<text:span text:style-name="T13">}</text:span><text:span text:style-name="T3"> is </text:span><text:span text:style-name="T13">{</text:span>sqrt_num<text:span text:style-name="T13">}</text:span><text:span text:style-name="T3">"</text:span>)</text:p>
      <text:p text:style-name="P2"/>
      <text:p text:style-name="P1"># 2. Calculate the sine of an angle (in degrees)</text:p>
      <text:p text:style-name="P2">angle_deg = <text:span text:style-name="T1">float</text:span>(<text:span text:style-name="T1">input</text:span>(<text:span text:style-name="T3">"Enter an angle in degrees to find its sine: "</text:span>))</text:p>
      <text:p text:style-name="P2">angle_rad = math.radians(angle_deg) <text:s/></text:p>
      <text:p text:style-name="P2">sine_value = math.sin(angle_rad)</text:p>
      <text:p text:style-name="P2"><text:span text:style-name="T1">print</text:span>(<text:span text:style-name="T3">f"The sine of </text:span><text:span text:style-name="T13">{</text:span>angle_deg<text:span text:style-name="T13">}</text:span><text:span text:style-name="T3">° is </text:span><text:span text:style-name="T13">{</text:span>sine_value<text:span text:style-name="T13">}</text:span><text:span text:style-name="T3">"</text:span>)</text:p>
      <text:p text:style-name="P2"/>
      <text:p text:style-name="P1"># 3. Find the greatest common divisor (GCD) of two numbers</text:p>
      <text:p text:style-name="P2">a = <text:span text:style-name="T1">int</text:span>(<text:span text:style-name="T1">input</text:span>(<text:span text:style-name="T3">"Enter the first number to find GCD: "</text:span>))</text:p>
      <text:p text:style-name="P2">b = <text:span text:style-name="T1">int</text:span>(<text:span text:style-name="T1">input</text:span>(<text:span text:style-name="T3">"Enter the second number to find GCD: "</text:span>))</text:p>
      <text:p text:style-name="P2">gcd_value = math.gcd(a, b)</text:p>
      <text:p text:style-name="P6"><text:span text:style-name="T1">print</text:span>(<text:span text:style-name="T3">f"The GCD of </text:span><text:span text:style-name="T13">{</text:span>a<text:span text:style-name="T13">}</text:span><text:span text:style-name="T3"> and </text:span><text:span text:style-name="T13">{</text:span>b<text:span text:style-name="T13">}</text:span><text:span text:style-name="T3"> is </text:span><text:span text:style-name="T13">{</text:span>gcd_value<text:span text:style-name="T13">}</text:span><text:span text:style-name="T3">"</text:span>)</text:p>
      <text:p text:style-name="Standard"><text:soft-page-break/></text:p>
      <text:p text:style-name="Standard">OUTPUT:-</text:p>
      <text:p text:style-name="Standard"/>
      <text:p text:style-name="Standard">Enter a number to find its square root: 64</text:p>
      <text:p text:style-name="Standard"/>
      <text:p text:style-name="Standard">The square root of 64.0 is 8.0</text:p>
      <text:p text:style-name="Standard"/>
      <text:p text:style-name="Standard">Enter an angle in degrees to find its sine: 65</text:p>
      <text:p text:style-name="Standard"/>
      <text:p text:style-name="Standard">The sine of 65.0° is 0.9063077870366499</text:p>
      <text:p text:style-name="Standard"/>
      <text:p text:style-name="Standard">Enter the first number to find GCD: 5</text:p>
      <text:p text:style-name="Standard">Enter the second number to find GCD: 4</text:p>
      <text:p text:style-name="Standard">The GCD of 5 and 4 is 1</text:p>
      <text:p text:style-name="Standard"/>
      <text:p text:style-name="Standard"/>
      <text:p text:style-name="Standard"/>
      <text:p text:style-name="Standard"/>
      <text:p text:style-name="Standard">QUESTION 8:-</text:p>
      <text:p text:style-name="Standard"/>
      <text:p text:style-name="Standard">Use the Random Module: Write a program that imports the random module and uses it to: Generate and print a random integer between 1 and 100. Create a list of random numbers and print the list. Shuffle a list of numbers and print the shuffled list. </text:p>
      <text:p text:style-name="Standard"/>
      <text:p text:style-name="Standard"/>
      <text:p text:style-name="P2"><text:span text:style-name="T5">import </text:span>random</text:p>
      <text:p text:style-name="P1"># 1. Generate and print a random integer between 1 and 100</text:p>
      <text:p text:style-name="P2">rand_int = random.randint(<text:span text:style-name="T11">1</text:span>, <text:span text:style-name="T11">100</text:span>)</text:p>
      <text:p text:style-name="P2"><text:span text:style-name="T1">print</text:span>(<text:span text:style-name="T3">f"Random integer between 1 and 100: </text:span><text:span text:style-name="T13">{</text:span>rand_int<text:span text:style-name="T13">}</text:span><text:span text:style-name="T3">"</text:span>)</text:p>
      <text:p text:style-name="P2"/>
      <text:p text:style-name="P1"># 2. Create a list of 5 random integers between 1 and 50 and print the list</text:p>
      <text:p text:style-name="P2">rand_list = [random.randint(<text:span text:style-name="T11">1</text:span>, <text:span text:style-name="T11">50</text:span>) <text:span text:style-name="T5">for </text:span>_ <text:span text:style-name="T5">in </text:span><text:span text:style-name="T1">range</text:span>(<text:span text:style-name="T11">5</text:span>)]</text:p>
      <text:p text:style-name="P2"><text:span text:style-name="T1">print</text:span>(<text:span text:style-name="T3">f"List of random numbers: </text:span><text:span text:style-name="T13">{</text:span>rand_list<text:span text:style-name="T13">}</text:span><text:span text:style-name="T3">"</text:span>)</text:p>
      <text:p text:style-name="P2"/>
      <text:p text:style-name="P1"># 3. Shuffle a list of numbers and print the shuffled list</text:p>
      <text:p text:style-name="P2">numbers = [<text:span text:style-name="T11">1</text:span>, <text:span text:style-name="T11">2</text:span>, <text:span text:style-name="T11">3</text:span>, <text:span text:style-name="T11">4</text:span>, <text:span text:style-name="T11">5</text:span>, <text:span text:style-name="T11">6</text:span>, <text:span text:style-name="T11">7</text:span>, <text:span text:style-name="T11">8</text:span>, <text:span text:style-name="T11">9</text:span>, <text:span text:style-name="T11">10</text:span>]</text:p>
      <text:p text:style-name="P2">random.shuffle(numbers)</text:p>
      <text:p text:style-name="P6"><text:span text:style-name="T1">print</text:span>(<text:span text:style-name="T3">f"Shuffled list: </text:span><text:span text:style-name="T13">{</text:span>numbers<text:span text:style-name="T13">}</text:span><text:span text:style-name="T3">"</text:span>)</text:p>
      <text:p text:style-name="Standard"/>
      <text:p text:style-name="Standard">OUTPUT:-</text:p>
      <text:p text:style-name="Standard"/>
      <text:p text:style-name="Standard">Random integer between 1 and 100: 21</text:p>
      <text:p text:style-name="Standard">List of random numbers: [49, 22, 28, 11, 8]</text:p>
      <text:p text:style-name="Standard">Shuffled list: [2, 10, 5, 7, 8, 6, 9, 1, 4, 3]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QUESTION 9:-</text:p>
      <text:p text:style-name="Standard"/>
      <text:p text:style-name="Standard">Use the Datetime Module: Write a program that imports the datetime module and uses it to: Get and print the current date and time . Calculate and print the number of days between two dates. Format and print the current date in the format "DD-MM-YYYY" </text:p>
      <text:p text:style-name="Standard"/>
      <text:p text:style-name="Standard"/>
      <text:p text:style-name="Standard"/>
      <text:p text:style-name="P2"><text:span text:style-name="T5">import </text:span>datetime</text:p>
      <text:p text:style-name="P1"># 1. Get and print the current date and time</text:p>
      <text:p text:style-name="P2">current_datetime = datetime.datetime.now()</text:p>
      <text:p text:style-name="P2"><text:span text:style-name="T1">print</text:span>(<text:span text:style-name="T3">"Current date and time:"</text:span>, current_datetime)</text:p>
      <text:p text:style-name="P1"># 2. Calculate the number of days between two dates</text:p>
      <text:p text:style-name="P2">date1 = datetime.date(<text:span text:style-name="T11">2024</text:span>, <text:span text:style-name="T11">1</text:span>, <text:span text:style-name="T11">1</text:span>) <text:s/><text:span text:style-name="T15"># Example: January 1, 2024</text:span></text:p>
      <text:p text:style-name="P2">date2 = datetime.date(<text:span text:style-name="T11">2024</text:span>, <text:span text:style-name="T11">4</text:span>, <text:span text:style-name="T11">24</text:span>) <text:s/></text:p>
      <text:p text:style-name="P2">delta = date2 - date1</text:p>
      <text:p text:style-name="P2"><text:span text:style-name="T1">print</text:span>(<text:span text:style-name="T3">f"Number of days between </text:span><text:span text:style-name="T13">{</text:span>date1<text:span text:style-name="T13">}</text:span><text:span text:style-name="T3"> and </text:span><text:span text:style-name="T13">{</text:span>date2<text:span text:style-name="T13">}</text:span><text:span text:style-name="T3">: </text:span><text:span text:style-name="T13">{</text:span>delta.days<text:span text:style-name="T13">}</text:span><text:span text:style-name="T3"> days"</text:span>)</text:p>
      <text:p text:style-name="P1"># 3. Format and print the current date as "DD-MM-YYYY"</text:p>
      <text:p text:style-name="P2">formatted_date = current_datetime.strftime(<text:span text:style-name="T3">"%d-%m-%Y"</text:span>)</text:p>
      <text:p text:style-name="P6"><text:span text:style-name="T1">print</text:span>(<text:span text:style-name="T3">"Formatted current date:"</text:span>, formatted_date)</text:p>
      <text:p text:style-name="Standard"/>
      <text:p text:style-name="Standard">OUTPUT:-</text:p>
      <text:p text:style-name="Standard"/>
      <text:p text:style-name="Standard">Current date and time: 2026-04-24 17:48:03.330119</text:p>
      <text:p text:style-name="Standard">Number of days between 2024-01-01 and 2024-04-24: 114 days</text:p>
      <text:p text:style-name="Standard">Formatted current date: 24-04-2026</text:p>
      <text:p text:style-name="Standard"/>
      <text:p text:style-name="Standard"/>
      <text:p text:style-name="Standard"/>
      <text:p text:style-name="Standard">QUESTION 10:-</text:p>
      <text:p text:style-name="Standard"/>
      <text:p text:style-name="Standard">Use the OS Module: Write a program that imports the os module and uses it to: Print the current working directory Create a new directory and verify its existence. List all files and directories in the current directory </text:p>
      <text:p text:style-name="Standard"/>
      <text:p text:style-name="Standard"/>
      <text:p text:style-name="P2"><text:span text:style-name="T5">import </text:span>os</text:p>
      <text:p text:style-name="P1"># 1. Print the current working directory</text:p>
      <text:p text:style-name="P2">cwd = os.getcwd()</text:p>
      <text:p text:style-name="P2"><text:span text:style-name="T1">print</text:span>(<text:span text:style-name="T3">"Current working directory:"</text:span>, cwd)</text:p>
      <text:p text:style-name="P2"/>
      <text:p text:style-name="P1"># 2. Create a new directory and verify its existence</text:p>
      <text:p text:style-name="P2">new_dir = <text:span text:style-name="T3">"my_new_directory"</text:span></text:p>
      <text:p text:style-name="P2"><text:span text:style-name="T5">if not </text:span>os.path.exists(new_dir):</text:p>
      <text:p text:style-name="P3"><text:s text:c="4"/><text:span text:style-name="T10">os.mkdir(new_dir)</text:span></text:p>
      <text:p text:style-name="P3"><text:s text:c="4"/><text:span text:style-name="T2">print</text:span><text:span text:style-name="T10">(</text:span><text:span text:style-name="T4">f"Directory '</text:span><text:span text:style-name="T14">{</text:span><text:span text:style-name="T10">new_dir</text:span><text:span text:style-name="T14">}</text:span><text:span text:style-name="T4">' created."</text:span><text:span text:style-name="T10">)</text:span></text:p>
      <text:p text:style-name="P2"><text:span text:style-name="T5">else</text:span>:</text:p>
      <text:p text:style-name="P3"><text:s text:c="4"/><text:span text:style-name="T2">print</text:span><text:span text:style-name="T10">(</text:span><text:span text:style-name="T4">f"Directory '</text:span><text:span text:style-name="T14">{</text:span><text:span text:style-name="T10">new_dir</text:span><text:span text:style-name="T14">}</text:span><text:span text:style-name="T4">' already exists."</text:span><text:span text:style-name="T10">)</text:span></text:p>
      <text:p text:style-name="P3"><text:span text:style-name="T10"/></text:p>
      <text:p text:style-name="P1"># Verify existence</text:p>
      <text:p text:style-name="P2"><text:span text:style-name="T5">if </text:span>os.path.exists(new_dir):</text:p>
      <text:p text:style-name="P3"><text:s text:c="4"/><text:span text:style-name="T2">print</text:span><text:span text:style-name="T10">(</text:span><text:span text:style-name="T4">f"Verified: '</text:span><text:span text:style-name="T14">{</text:span><text:span text:style-name="T10">new_dir</text:span><text:span text:style-name="T14">}</text:span><text:span text:style-name="T4">' exists."</text:span><text:span text:style-name="T10">)</text:span></text:p>
      <text:p text:style-name="P1"><text:soft-page-break/># 3. List all files and directories in the current directory</text:p>
      <text:p text:style-name="P2">entries = os.listdir(cwd)</text:p>
      <text:p text:style-name="P2"><text:span text:style-name="T1">print</text:span>(<text:span text:style-name="T3">"Files and directories in the current directory:"</text:span>)</text:p>
      <text:p text:style-name="P2"><text:span text:style-name="T5">for </text:span>entry <text:span text:style-name="T5">in </text:span>entries:</text:p>
      <text:p text:style-name="P7"><text:s text:c="4"/><text:span text:style-name="T2">print</text:span><text:span text:style-name="T10">(entry)</text:span></text:p>
      <text:p text:style-name="Standard"/>
      <text:p text:style-name="Standard">OUTPUT:-</text:p>
      <text:p text:style-name="Standard"/>
      <text:p text:style-name="Standard">Current working directory: C:\Wipro Training\python\PythonCoding\Daily_assignments</text:p>
      <text:p text:style-name="Standard">Directory 'my_new_directory' created.</text:p>
      <text:p text:style-name="Standard">Verified: 'my_new_directory' exists.</text:p>
      <text:p text:style-name="Standard">Files and directories in the current directory:</text:p>
      <text:p text:style-name="Standard">assessment_1.py</text:p>
      <text:p text:style-name="Standard">Assessment_1.txt</text:p>
      <text:p text:style-name="Standard">Assessment_2.py</text:p>
      <text:p text:style-name="Standard">ASSESSMENT_2.txt</text:p>
      <text:p text:style-name="Standard">Day1_assessment.py</text:p>
      <text:p text:style-name="Standard">DAY1_ASSESSMENT.txt</text:p>
      <text:p text:style-name="Standard">DAY1_ASSESSMENTS.odt</text:p>
      <text:p text:style-name="Standard">Day2_assessment1.py</text:p>
      <text:p text:style-name="Standard">DAY2_ASSESSMENTS.odt</text:p>
      <text:p text:style-name="Standard">DAY3_assessment.py</text:p>
      <text:p text:style-name="Standard">my_new_directory</text:p>
      <text:p text:style-name="Standard">New OpenDocument Text.odt</text:p>
      <text:p text:style-name="Standard"/>
      <text:p text:style-name="Standard"/>
      <text:p text:style-name="Standard">QUESTION 11:-</text:p>
      <text:p text:style-name="Standard"/>
      <text:p text:style-name="Standard">Create and Use a Custom Package: Create a package called my_math with two modules: arithmetic.py and geometry.py. In arithmetic.py, define functions for addition, subtraction, multiplication, and division. In geometry.py, define functions to calculate the area of a circle and the area of a rectangle. Write a program that imports these functions from the my_math package and uses them to perform various calculations. </text:p>
      <text:p text:style-name="Standard"/>
      <text:p text:style-name="Standard"/>
      <text:p text:style-name="Standard">Step 1: Create the package structure </text:p>
      <text:p text:style-name="Standard"/>
      <text:p text:style-name="P4">my_math/</text:p>
      <text:p text:style-name="P5">│</text:p>
      <text:p text:style-name="P5">├── <text:span text:style-name="T10">__init__.py</text:span></text:p>
      <text:p text:style-name="P5">├── <text:span text:style-name="T10">arithmetic.py</text:span></text:p>
      <text:p text:style-name="P8">└── <text:span text:style-name="T10">geometry.py</text:span></text:p>
      <text:p text:style-name="P1"># arithmetic.py</text:p>
      <text:p text:style-name="P2"><text:span text:style-name="T5">def </text:span><text:span text:style-name="T7">add</text:span>(<text:span text:style-name="T8">a</text:span>, <text:span text:style-name="T8">b</text:span>):</text:p>
      <text:p text:style-name="P3"><text:s text:c="4"/><text:span text:style-name="T6">return </text:span><text:span text:style-name="T9">a </text:span><text:span text:style-name="T10">+ </text:span><text:span text:style-name="T9">b</text:span></text:p>
      <text:p text:style-name="P2"><text:span text:style-name="T5">def </text:span><text:span text:style-name="T7">subtract</text:span>(<text:span text:style-name="T8">a</text:span>, <text:span text:style-name="T8">b</text:span>):</text:p>
      <text:p text:style-name="P3"><text:s text:c="4"/><text:span text:style-name="T6">return </text:span><text:span text:style-name="T9">a </text:span><text:span text:style-name="T10">- </text:span><text:span text:style-name="T9">b</text:span></text:p>
      <text:p text:style-name="P2"><text:span text:style-name="T5">def </text:span><text:span text:style-name="T7">multiply</text:span>(<text:span text:style-name="T8">a</text:span>, <text:span text:style-name="T8">b</text:span>):</text:p>
      <text:p text:style-name="P3"><text:s text:c="4"/><text:span text:style-name="T6">return </text:span><text:span text:style-name="T9">a </text:span><text:span text:style-name="T10">* </text:span><text:span text:style-name="T9">b</text:span></text:p>
      <text:p text:style-name="P2"><text:span text:style-name="T5">def </text:span><text:span text:style-name="T7">divide</text:span>(<text:span text:style-name="T8">a</text:span>, <text:span text:style-name="T8">b</text:span>):</text:p>
      <text:p text:style-name="P3"><text:soft-page-break/><text:s text:c="4"/><text:span text:style-name="T6">if </text:span><text:span text:style-name="T9">b </text:span><text:span text:style-name="T10">!= </text:span><text:span text:style-name="T12">0</text:span><text:span text:style-name="T10">:</text:span></text:p>
      <text:p text:style-name="P3"><text:s text:c="8"/><text:span text:style-name="T6">return </text:span><text:span text:style-name="T9">a </text:span><text:span text:style-name="T10">/ </text:span><text:span text:style-name="T9">b</text:span></text:p>
      <text:p text:style-name="P3"><text:span text:style-name="T8"><text:s text:c="4"/></text:span><text:span text:style-name="T6">else</text:span><text:span text:style-name="T10">:</text:span></text:p>
      <text:p text:style-name="P3"><text:s text:c="8"/><text:span text:style-name="T6">return </text:span><text:span text:style-name="T4">"Error: Division by zero"</text:span></text:p>
      <text:p text:style-name="P3"><text:span text:style-name="T4"/></text:p>
      <text:p text:style-name="P1"># geometry.py</text:p>
      <text:p text:style-name="P2"><text:span text:style-name="T5">import </text:span>math</text:p>
      <text:p text:style-name="P2"><text:span text:style-name="T5">def </text:span><text:span text:style-name="T7">area_circle</text:span>(<text:span text:style-name="T8">radius</text:span>):</text:p>
      <text:p text:style-name="P3"><text:s text:c="4"/><text:span text:style-name="T6">return </text:span><text:span text:style-name="T10">math.pi * </text:span><text:span text:style-name="T9">radius </text:span><text:span text:style-name="T10">** </text:span><text:span text:style-name="T12">2</text:span></text:p>
      <text:p text:style-name="P2"><text:span text:style-name="T5">def </text:span><text:span text:style-name="T7">area_rectangle</text:span>(<text:span text:style-name="T8">length</text:span>, <text:span text:style-name="T8">width</text:span>):</text:p>
      <text:p text:style-name="P3"><text:s text:c="4"/><text:span text:style-name="T6">return </text:span><text:span text:style-name="T9">length </text:span><text:span text:style-name="T10">* </text:span><text:span text:style-name="T9">width</text:span></text:p>
      <text:p text:style-name="P3"><text:span text:style-name="T9"/></text:p>
      <text:p text:style-name="P1"># main.py</text:p>
      <text:p text:style-name="P4">'''from my_math import add, subtract, multiply, divide, area_circle, area_rectangle</text:p>
      <text:p text:style-name="P4">print("Addition:", add(10, 5))</text:p>
      <text:p text:style-name="P4">print("Subtraction:", subtract(10, 5))</text:p>
      <text:p text:style-name="P4">print("Multiplication:", multiply(10, 5))</text:p>
      <text:p text:style-name="P4">print("Division:", divide(10, 5))</text:p>
      <text:p text:style-name="P4">print("Area of circle (radius 3):", area_circle(3))</text:p>
      <text:p text:style-name="P4">print("Area of rectangle (length 4, width 6):", area_rectangle(4, 6))</text:p>
      <text:p text:style-name="P4"># Arithmetic operations</text:p>
      <text:p text:style-name="P4">print("Addition:", add(10, 5))</text:p>
      <text:p text:style-name="P4">print("Subtraction:", subtract(10, 5))</text:p>
      <text:p text:style-name="P4">print("Multiplication:", multiply(10, 5))</text:p>
      <text:p text:style-name="P4">print("Division:", divide(10, 5))</text:p>
      <text:p text:style-name="P4">'''</text:p>
      <text:p text:style-name="P4"/>
      <text:p text:style-name="P1"># Geometry calculations</text:p>
      <text:p text:style-name="P2"><text:span text:style-name="T1">print</text:span>(<text:span text:style-name="T3">"Area of circle (radius 3):"</text:span>, area_circle(<text:span text:style-name="T11">3</text:span>))</text:p>
      <text:p text:style-name="P6"><text:span text:style-name="T1">print</text:span>(<text:span text:style-name="T3">"Area of rectangle (length 4, width 6):"</text:span>, area_rectangle(<text:span text:style-name="T11">4</text:span>, <text:span text:style-name="T11">6</text:span>))</text:p>
      <text:p text:style-name="Standard"/>
      <text:p text:style-name="Standard">OUTPUT:-</text:p>
      <text:p text:style-name="Standard">Area of circle (radius 3): 28.274333882308138</text:p>
      <text:p text:style-name="Standard">Area of rectangle (length 4, width 6): 24</text:p>
      <text:p text:style-name="Standard"/>
      <text:p text:style-name="Standard"/>
      <text:p text:style-name="Standard"/>
      <text:p text:style-name="Standard"/>
      <text:p text:style-name="Standard">QUESTION 12:-</text:p>
      <text:p text:style-name="Standard"/>
      <text:p text:style-name="Standard">Create a Package for String Utilities: Create a package called string_utils with two modules: string_operations.py and string_validations.py. In string_operations.py, define functions for reversing a string, converting a string to uppercase, and finding the length of a string. In string_validations.py, define functions to check if a string is a palindrome and if it contains only alphabetic characters. Write a program that imports and uses these functions from the string_utils package. </text:p>
      <text:p text:style-name="Standard"/>
      <text:p text:style-name="Standard">project_folder/</text:p>
      <text:p text:style-name="Standard">│</text:p>
      <text:p text:style-name="Standard">├── string_utils/</text:p>
      <text:p text:style-name="Standard">│ <text:s text:c="2"/>├── __init__.py</text:p>
      <text:p text:style-name="Standard">│ <text:s text:c="2"/>├── string_operations.py</text:p>
      <text:p text:style-name="Standard">│ <text:s text:c="2"/>└── string_validations.py</text:p>
      <text:p text:style-name="Standard">└── main.py</text:p>
      <text:p text:style-name="Standard"><text:soft-page-break/></text:p>
      <text:p text:style-name="Standard"/>
      <text:p text:style-name="Standard"/>
      <text:p text:style-name="Standard"/>
      <text:p text:style-name="P1"># string_operations.py</text:p>
      <text:p text:style-name="P2"><text:span text:style-name="T5">def </text:span><text:span text:style-name="T7">reverse_string</text:span>(<text:span text:style-name="T8">s</text:span>):</text:p>
      <text:p text:style-name="P3"><text:s text:c="4"/><text:span text:style-name="T6">return </text:span><text:span text:style-name="T9">s</text:span><text:span text:style-name="T10">[::-</text:span><text:span text:style-name="T12">1</text:span><text:span text:style-name="T10">]</text:span></text:p>
      <text:p text:style-name="P2"><text:span text:style-name="T5">def </text:span><text:span text:style-name="T7">to_uppercase</text:span>(<text:span text:style-name="T8">s</text:span>):</text:p>
      <text:p text:style-name="P3"><text:s text:c="4"/><text:span text:style-name="T6">return </text:span><text:span text:style-name="T9">s</text:span><text:span text:style-name="T10">.upper()</text:span></text:p>
      <text:p text:style-name="P2"><text:span text:style-name="T5">def </text:span><text:span text:style-name="T7">string_length</text:span>(<text:span text:style-name="T8">s</text:span>):</text:p>
      <text:p text:style-name="P3"><text:s text:c="4"/><text:span text:style-name="T6">return </text:span><text:span text:style-name="T2">len</text:span><text:span text:style-name="T10">(</text:span><text:span text:style-name="T9">s</text:span><text:span text:style-name="T10">)</text:span></text:p>
      <text:p text:style-name="P3"><text:span text:style-name="T10"/></text:p>
      <text:p text:style-name="P3"><text:span text:style-name="T10"># string_validations.py</text:span></text:p>
      <text:p text:style-name="P3"><text:span text:style-name="T10"/></text:p>
      <text:p text:style-name="P3"><text:span text:style-name="T10">def is_palindrome(s):</text:span></text:p>
      <text:p text:style-name="P3"><text:span text:style-name="T10"><text:s text:c="4"/>s_clean = s.lower().replace(" ", "") <text:s/># Ignore case and spaces</text:span></text:p>
      <text:p text:style-name="P3"><text:span text:style-name="T10"><text:s text:c="4"/>return s_clean == s_clean[::-1]</text:span></text:p>
      <text:p text:style-name="P3"><text:span text:style-name="T10"/></text:p>
      <text:p text:style-name="P3"><text:span text:style-name="T10">def is_alpha(s):</text:span></text:p>
      <text:p text:style-name="P3"><text:span text:style-name="T10"><text:s text:c="4"/>return s.isalpha()</text:span></text:p>
      <text:p text:style-name="P3"><text:span text:style-name="T10"/></text:p>
      <text:p text:style-name="P4">'''# string_validations.py</text:p>
      <text:p text:style-name="P4">def is_palindrome(s):</text:p>
      <text:p text:style-name="P5"><text:s text:c="4"/><text:span text:style-name="T10">s_clean = s.lower().replace(" ", "") <text:s/># Ignore case and spaces</text:span></text:p>
      <text:p text:style-name="P5"><text:s text:c="4"/><text:span text:style-name="T10">return s_clean == s_clean[::-1]</text:span></text:p>
      <text:p text:style-name="P4">def is_alpha(s):</text:p>
      <text:p text:style-name="P5"><text:s text:c="4"/><text:span text:style-name="T10">return s.isalpha()</text:span></text:p>
      <text:p text:style-name="P4">from .string_operations import reverse_string, to_uppercase, string_length</text:p>
      <text:p text:style-name="P4">from .string_validations import is_palindrome, is_alpha</text:p>
      <text:p text:style-name="P4">__all__ = [</text:p>
      <text:p text:style-name="P5"><text:s text:c="4"/><text:span text:style-name="T10">"reverse_string", "to_uppercase", "string_length",</text:span></text:p>
      <text:p text:style-name="P5"><text:s text:c="4"/><text:span text:style-name="T10">"is_palindrome", "is_alpha"</text:span></text:p>
      <text:p text:style-name="P4">]'''</text:p>
      <text:p text:style-name="P4">'''from string_utils import reverse_string, to_uppercase, string_length, is_palindrome, is_alpha</text:p>
      <text:p text:style-name="P4"/>
      <text:p text:style-name="P4"># Sample string</text:p>
      <text:p text:style-name="P4">sample = "Racecar"</text:p>
      <text:p text:style-name="P4">print(f"Original string: {sample}")</text:p>
      <text:p text:style-name="P4">print(f"Reversed string: {reverse_string(sample)}")</text:p>
      <text:p text:style-name="P4">print(f"Uppercase string: {to_uppercase(sample)}")</text:p>
      <text:p text:style-name="P4">print(f"Length of string: {string_length(sample)}")</text:p>
      <text:p text:style-name="P4">print(f"Is palindrome: {is_palindrome(sample)}")</text:p>
      <text:p text:style-name="P9">print(f"Contains only alphabetic characters: {is_alpha(sample)}")'''</text:p>
      <text:p text:style-name="Standard"/>
      <text:p text:style-name="Standard">OUTPUT:-</text:p>
      <text:p text:style-name="Standard"/>
      <text:p text:style-name="Standard">Original string: Racecar<text:line-break/>Reversed string: racecaR<text:line-break/>Uppercase string: RACECAR<text:line-break/>Length of string: 7<text:line-break/>Is palindrome: True<text:line-break/>Contains only alphabetic characters: Tru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6-04-24T17:03:17.25</meta:creation-date>
    <meta:document-statistic meta:table-count="0" meta:image-count="0" meta:object-count="0" meta:page-count="9" meta:paragraph-count="292" meta:word-count="1823" meta:character-count="12350"/>
    <dc:date>2026-04-24T18:06:29.51</dc:date>
    <meta:editing-duration>PT1M51S</meta:editing-duration>
    <meta:editing-cycles>1</meta:editing-cycles>
    <meta:generator>OpenOffice/4.1.16$Win32 OpenOffice.org_project/4116m3$Build-9816</meta:generator>
  </office:meta>
</office:document-meta>
</file>